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928f" officeooo:paragraph-rsid="0002928f"/>
    </style:style>
    <style:style style:name="P2" style:family="paragraph" style:parent-style-name="Standard">
      <style:text-properties style:font-name="Arial" officeooo:rsid="0003b16b" officeooo:paragraph-rsid="0003b16b"/>
    </style:style>
    <style:style style:name="P3" style:family="paragraph" style:parent-style-name="Standard">
      <style:text-properties style:font-name="Arial" officeooo:rsid="0004e55e" officeooo:paragraph-rsid="0004e55e"/>
    </style:style>
    <style:style style:name="P4" style:family="paragraph" style:parent-style-name="Standard">
      <style:text-properties style:font-name="Arial" officeooo:rsid="0005146a" officeooo:paragraph-rsid="0005146a"/>
    </style:style>
    <style:style style:name="P5" style:family="paragraph" style:parent-style-name="Standard">
      <style:text-properties style:font-name="Arial" officeooo:rsid="0005146a" officeooo:paragraph-rsid="000c1bd0"/>
    </style:style>
    <style:style style:name="P6" style:family="paragraph" style:parent-style-name="Standard">
      <style:text-properties style:font-name="Arial" officeooo:rsid="001365f5" officeooo:paragraph-rsid="001365f5"/>
    </style:style>
    <style:style style:name="P7" style:family="paragraph" style:parent-style-name="Standard">
      <style:text-properties style:font-name="Arial" officeooo:rsid="00153fd4" officeooo:paragraph-rsid="00153fd4"/>
    </style:style>
    <style:style style:name="P8" style:family="paragraph" style:parent-style-name="Standard">
      <style:text-properties style:font-name="Arial" officeooo:rsid="001608d4" officeooo:paragraph-rsid="001608d4"/>
    </style:style>
    <style:style style:name="P9" style:family="paragraph" style:parent-style-name="Standard">
      <style:text-properties style:font-name="Arial" officeooo:rsid="0017aa5d" officeooo:paragraph-rsid="001608d4"/>
    </style:style>
    <style:style style:name="P10" style:family="paragraph" style:parent-style-name="Standard">
      <style:text-properties style:font-name="Arial" officeooo:rsid="0017aa5d" officeooo:paragraph-rsid="0017aa5d"/>
    </style:style>
    <style:style style:name="P11" style:family="paragraph" style:parent-style-name="Standard">
      <style:text-properties style:font-name="Arial" officeooo:rsid="001810e0" officeooo:paragraph-rsid="001810e0"/>
    </style:style>
    <style:style style:name="P12" style:family="paragraph" style:parent-style-name="Standard">
      <style:text-properties style:font-name="Arial" officeooo:rsid="001a7533" officeooo:paragraph-rsid="001a7533"/>
    </style:style>
    <style:style style:name="P13" style:family="paragraph" style:parent-style-name="Standard">
      <style:text-properties style:font-name="Arial" fo:font-weight="bold" officeooo:rsid="001a7533" officeooo:paragraph-rsid="001a7533" style:font-weight-asian="bold" style:font-weight-complex="bold"/>
    </style:style>
    <style:style style:name="P14" style:family="paragraph" style:parent-style-name="Standard">
      <style:text-properties style:font-name="Arial" fo:font-weight="bold" officeooo:rsid="001b17d9" officeooo:paragraph-rsid="001b17d9" style:font-weight-asian="bold" style:font-weight-complex="bold"/>
    </style:style>
    <style:style style:name="P15" style:family="paragraph" style:parent-style-name="Standard">
      <style:text-properties style:font-name="Arial" fo:font-weight="bold" officeooo:rsid="001d3df4" officeooo:paragraph-rsid="001d3df4" style:font-weight-asian="bold" style:font-weight-complex="bold"/>
    </style:style>
    <style:style style:name="P16" style:family="paragraph" style:parent-style-name="Standard">
      <style:text-properties style:font-name="Arial" fo:font-weight="normal" officeooo:rsid="001d3df4" officeooo:paragraph-rsid="001db2a5" style:font-weight-asian="normal" style:font-weight-complex="normal"/>
    </style:style>
    <style:style style:name="T1" style:family="text">
      <style:text-properties officeooo:rsid="00196a8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b2a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b2a5" style:font-weight-asian="normal" style:font-weight-complex="normal"/>
    </style:style>
    <style:style style:name="T6" style:family="text">
      <style:text-properties officeooo:rsid="001db2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ÓGICA DE PROGRAMAÇÃO</text:p>
      <text:p text:style-name="P1"/>
      <text:p text:style-name="P1"/>
      <text:p text:style-name="P1">programar é resolver problemas.</text:p>
      <text:p text:style-name="P1"/>
      <text:p text:style-name="P1">Lógica : é coerência de raciocínio de ideias;</text:p>
      <text:p text:style-name="P1"/>
      <text:p text:style-name="P1">Lógica de programação: significa apenas contextualizar a lógica na programação de computadores, buscando a melhor sequência de ações para solucionar um problema.</text:p>
      <text:p text:style-name="P1"/>
      <text:p text:style-name="P1">METACOGNIÇÃO: pensar como você pensa</text:p>
      <text:p text:style-name="P1"/>
      <text:p text:style-name="P2">Abstração é a habilidade de concentrar nos aspectos essenciais de um contexto qualquer, <text:s/>ignorando características menos importantes ou acidentais.</text:p>
      <text:p text:style-name="P2"/>
      <text:p text:style-name="P3">ALGORÍTIMO: é uma sequência de passos que resolve um problema</text:p>
      <text:p text:style-name="P3"/>
      <text:p text:style-name="P4">PSEUDOCÓDIGO; é uma forma genérica de escrever um algoritmo, utilizando uma linguagem simples ( nativa, ou seja, em português, a quem o escreve, de forma a ser entendida por qualquer pessoa) </text:p>
      <text:p text:style-name="P4"/>
      <text:p text:style-name="P4">FLUXOGRAMA VARIÁVEIS CONSTANTES</text:p>
      <text:p text:style-name="P4"/>
      <text:p text:style-name="P4">Fluxograma é uma ferramenta utilizada para representar graficamente o algorítimo, isto é, a sequência lógica e coerente do fluxo de dados</text:p>
      <text:p text:style-name="P4">Um fluxograma é um tipo de diagrama e pode ser entendido como uma representação esquemática de um processo. Podemos entendê-lo, na prática, como a documentação dos passos necessários para a execução de um processo qualquer</text:p>
      <text:p text:style-name="P4"/>
      <text:p text:style-name="P4">VARIÁVEIS: na programação, uma variável é um objeto ( uma posição, frequentemente localizada na memória) capaz de reter e representar um valor ou expressão.</text:p>
      <text:p text:style-name="P4"/>
      <text:p text:style-name="P5">Ao nomear uma <text:s/>variável deve-se começar com uma letra nunca com um número, deve-se evitar acentuação, não deve conter espaço em branco </text:p>
      <text:p text:style-name="P4"/>
      <text:p text:style-name="P4">Tipos de variáveis Numéricas, caracteres, alfanumérica ou lógica</text:p>
      <text:p text:style-name="P4"/>
      <text:p text:style-name="P4">CONSTANTES são valores imutáveis e não são alterados durante a vida útil do programa</text:p>
      <text:p text:style-name="P4"/>
      <text:p text:style-name="P4">Expressões aritméticas: são expressões que utilizam operadores aritméticos e funções aritméticas envolvendo constantes e variáveis </text:p>
      <text:p text:style-name="P4"/>
      <text:p text:style-name="P4">Expressões Literais: são expressões com constantes e/ou variáveis que tem como resultado valores literais. Utilizaremos <text:s/>as expressões literais na atribuição de valor para uma variável ou constante.</text:p>
      <text:p text:style-name="P4"/>
      <text:p text:style-name="P4">Expressões Relacionais são compostas por outras expressões ou variáveis numéricas com operadores relacionais. As expressões relacionais retornam valores lógicos (verdadeiro/falso)</text:p>
      <text:p text:style-name="P4"/>
      <text:p text:style-name="P4">Tomada de decisão: Quando escrevemos programas, geralmente ocorre a necessidade de decidir o que fazer dependendo de alguma condição encontrada a execução</text:p>
      <text:p text:style-name="P4"><text:soft-page-break/>Concatenação: é u, termo usado em computação para designar a operação de unir o conteúdo de duas Strings ( sequência de caracteres)</text:p>
      <text:p text:style-name="P4"/>
      <text:p text:style-name="P6">ESTRUTURA DE REPETIÇÃO <text:s/>dentro da lógica <text:s/>de programação é uma estrutura que permite executar mais de uma vez o mesmo comando ou conjunto de comandos, de acordo com uma condição ou com um contador </text:p>
      <text:p text:style-name="P6"/>
      <text:p text:style-name="P6"/>
      <text:p text:style-name="P7">Linguagens de programação e o Portugol</text:p>
      <text:p text:style-name="P7"/>
      <text:p text:style-name="P7">Linguagens de programação é uma linguagem escrita e formal que especifica um conjunto de instituições e regras usadas para gerar programas (software). Um software pode ser desenvolvido para rodar em um computador, diapositivo móvel ou em qualquer equipamento que permita sua execução.</text:p>
      <text:p text:style-name="P7"/>
      <text:p text:style-name="P8">A função das linguagens de programação é servir de um meio de comunicação emtre computadores e humanos </text:p>
      <text:p text:style-name="P8"/>
      <text:p text:style-name="P8">Existem dois níveis de linguagem de programação:</text:p>
      <text:p text:style-name="P8"/>
      <text:p text:style-name="P8">ALTO NÍVEL que são aquelas cuja sintaxe se aproxima mais da nossa linguagem e se distanciam mais da linguagem de máquina.</text:p>
      <text:p text:style-name="P8"/>
      <text:p text:style-name="P8">BAIXO NÍVEL é aquela que se aproxima mais da linguagem de máquina. Essas são as que você precisa ter o conhecimento direto da arquitetura do computador para fazer alguma coisa.</text:p>
      <text:p text:style-name="P9"/>
      <text:p text:style-name="P9"/>
      <text:p text:style-name="P10">Linguagens de programação podem ser: </text:p>
      <text:p text:style-name="P10"/>
      <text:p text:style-name="P10"/>
      <text:p text:style-name="P10">COMPILADAS é uma linguagem de programação em que o código fonte, é executado diretamente pelo sistema operacional ou pelo processador, após ser traduzido por um meio chamado compilação;</text:p>
      <text:p text:style-name="P10"/>
      <text:p text:style-name="P10">INTERPRETADAS é uma linguagem de programação em que o código fonte é executado por um programa de computador chamado interpretador, que em seguida é executado pelo sistema operacional ou processador </text:p>
      <text:p text:style-name="P10"/>
      <text:p text:style-name="P11">PORTUGOL é uma pseudolinguagem que permite ao leitor desenvolver algorítimos estruturados em português de forma simples e intuitiva, indepen<text:span text:style-name="T1">dente de linguagem de programação</text:span></text:p>
      <text:p text:style-name="P11"/>
      <text:p text:style-name="P12">Desvio condicional <text:span text:style-name="T2">-SE </text:span></text:p>
      <text:p text:style-name="P12"><text:span text:style-name="T2"><text:s/></text:span><text:span text:style-name="T4">É utilizada a palavra reservada </text:span><text:span text:style-name="T2">se</text:span><text:span text:style-name="T4">, a condição a ser testada entre parênteses e as instruções que devem ser executadas entre chaves caso o desvio seja </text:span><text:span text:style-name="T2">verdadeiro</text:span><text:span text:style-name="T4">”</text:span></text:p>
      <text:p text:style-name="P12"><text:span text:style-name="T4"/></text:p>
      <text:p text:style-name="P13">SE-SENÃO: <text:span text:style-name="T4">utiliza-se se quando a condição for </text:span>falsa<text:span text:style-name="T4"> <text:s/>um conjunto outro conjunto de comandos deve ser executado. </text:span></text:p>
      <text:p text:style-name="P13"><text:span text:style-name="T4"/></text:p>
      <text:p text:style-name="P14"><text:span text:style-name="T4">CASO: este comando é similar aos comandos </text:span>se<text:span text:style-name="T4"> e </text:span>senão<text:span text:style-name="T4">, e reduz a complexidade na escolha de diversas opções. Apesar de suas similaridades com o </text:span>se <text:span text:style-name="T4">, ele possui algumas </text:span><text:soft-page-break/><text:span text:style-name="T4">diferenças, Neste comando não é possível o uso de operadores lógicos, ele apenas trabalha com, valores definidos</text:span></text:p>
      <text:p text:style-name="P14"><text:span text:style-name="T4"/></text:p>
      <text:p text:style-name="P15"><text:span text:style-name="T4">Laços de repetição</text:span></text:p>
      <text:p text:style-name="P15"><text:span text:style-name="T4">Dentro da lógica de programação é uma estrutura que permite executar mais de uma vez o mesmo comando ou conjunto de comandos, de acordo com uma condição ou com uim </text:span>contador</text:p>
      <text:p text:style-name="P15"/>
      <text:p text:style-name="P15"/>
      <text:p text:style-name="P15">Matriz</text:p>
      <text:p text:style-name="P16">È uma coleção de variáveis de mesmo tipo, acessíveis com um único nome e armazenados na memória. </text:p>
      <text:p text:style-name="P16"/>
      <text:p text:style-name="P16">A <text:span text:style-name="T6">individualização de cada variável de um vetor é feita através do uso de </text:span><text:span text:style-name="T3">indices</text:span><text:span text:style-name="T6">.</text:span></text:p>
      <text:p text:style-name="P15"/>
      <text:p text:style-name="P15"/>
      <text:p text:style-name="P15">Vetores <text:span text:style-name="T5">são matrizes de uma só dimensão.</text:span></text:p>
      <text:p text:style-name="P15"><text:span text:style-name="T5"/></text:p>
      <text:p text:style-name="P15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30T16:14:53.091000000</meta:creation-date>
    <dc:date>2021-10-28T16:51:53.534000000</dc:date>
    <meta:editing-duration>PT52M16S</meta:editing-duration>
    <meta:editing-cycles>11</meta:editing-cycles>
    <meta:generator>LibreOffice/7.1.4.2$Windows_X86_64 LibreOffice_project/a529a4fab45b75fefc5b6226684193eb000654f6</meta:generator>
    <meta:document-statistic meta:table-count="0" meta:image-count="0" meta:object-count="0" meta:page-count="3" meta:paragraph-count="41" meta:word-count="746" meta:character-count="4868" meta:non-whitespace-character-count="4146"/>
  </office:meta>
</office:document-meta>
</file>